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62ff7" officeooo:paragraph-rsid="00062ff7"/>
    </style:style>
    <style:style style:name="P8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9" style:family="paragraph" style:parent-style-name="Table_20_Contents">
      <style:text-properties officeooo:rsid="00072f36" officeooo:paragraph-rsid="00072f36"/>
    </style:style>
    <style:style style:name="P10" style:family="paragraph" style:parent-style-name="Table_20_Contents">
      <style:text-properties officeooo:rsid="00090f3a" officeooo:paragraph-rsid="00090f3a"/>
    </style:style>
    <style:style style:name="P11" style:family="paragraph" style:parent-style-name="Table_20_Contents">
      <style:text-properties officeooo:rsid="000a0e3c" officeooo:paragraph-rsid="000a0e3c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8"><draw:frame draw:style-name="fr1" draw:name="graphics1" text:anchor-type="paragraph" svg:width="17.709cm" svg:height="1.113cm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 Gil Bautist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c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1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#!/bin/bash</text:p>
            <text:p text:style-name="P9"/>
            <text:p text:style-name="P9">cp ~/Dropbox/UGR/2º\ Grado/1er\ Cuatrimestre/SSOO/2ANIO/Practicas/Fedora14-x86-root_fs /tmp</text:p>
            <text:p text:style-name="P9"/>
            <text:p text:style-name="P9">cp ~/Dropbox/UGR/2º\ Grado/1er\ Cuatrimestre/SSOO/2ANIO/Practicas/kernel32-3.0.4 /tmp</text:p>
            <text:p text:style-name="P9"/>
            <text:p text:style-name="P9">cd ~</text:p>
            <text:p text:style-name="P9">cd /tmp</text:p>
            <text:p text:style-name="P9"/>
            <text:p text:style-name="P9">chmod +x /tmp/kernel32-3.0.4</text:p>
            <text:p text:style-name="P9"/>
            <text:p text:style-name="P9">./kernel32-3.0.4 ubda=./Fedora14-x86-root_fs mem=1024m </text:p>
            <text:p text:style-name="P9"/>
            <text:p text:style-name="P9">exit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0">$ useradd paco</text:p>
            <text:p text:style-name="P10">$ useradd pepe -p pacopepe -u 254</text:p>
            <text:p text:style-name="P10"/>
            <text:p text:style-name="P10">$ cat /etc/passwd</text:p>
            <text:p text:style-name="P10">paco:x:500:500::/home/paco:/bin/bash</text:p>
            <text:p text:style-name="P10">pepe:x:254:501::/home/pepe:/bin/bash</text:p>
            <text:p text:style-name="P10"/>
            <text:p text:style-name="P10"/>
            <text:p text:style-name="P10"/>
            <text:p text:style-name="P10"><text:soft-page-break/>$ cat /etc/shadow</text:p>
            <text:p text:style-name="P11">paco:!!:17074:0:99999:7:::</text:p>
            <text:p text:style-name="P11">pepe:pacopepe:17074:0:99999:7:::</text:p>
            <text:p text:style-name="P10"/>
          </table:table-cell>
        </table:table-row>
      </table:table>
      <text:p text:style-name="Standard"/>
      <text:p text:style-name="Standard">Mi solución a la <text:span text:style-name="T2">actividad 1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8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1.10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84</meta:editing-cycles>
    <meta:creation-date>2011-10-05T09:46:35.67</meta:creation-date>
    <meta:editing-duration>PT21H22M7S</meta:editing-duration>
    <meta:generator>LibreOffice/5.1.4.2$Linux_X86_64 LibreOffice_project/10m0$Build-2</meta:generator>
    <dc:date>2016-09-30T17:13:13.889132826</dc:date>
    <meta:print-date>2011-10-06T10:39:21.37</meta:print-date>
    <meta:document-statistic meta:table-count="11" meta:image-count="1" meta:object-count="0" meta:page-count="3" meta:paragraph-count="34" meta:word-count="196" meta:character-count="1432" meta:non-whitespace-character-count="1259"/>
    <meta:user-defined meta:name="Información 1"/>
    <meta:user-defined meta:name="Información 2"/>
    <meta:user-defined meta:name="Información 3"/>
    <meta:user-defined meta:name="Información 4"/>
  </office:meta>
</office:document-meta>
</file>